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39H17M58.431051S" calcext:value-type="time">
            <text:p>839:17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65]-[.B165] &gt; 0; [.C165]-[.B1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5]-[.F165] &gt; 0; [.G165]-[.F165]; 0)" office:value-type="time" office:time-value="PT00H00M00S" calcext:value-type="time">
            <text:p>00:00</text:p>
          </table:table-cell>
          <table:table-cell table:formula="of:=[.D165]+[.H1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6]-[.B166] &gt; 0; [.C166]-[.B1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6]-[.F166] &gt; 0; [.G166]-[.F166]; 0)" office:value-type="time" office:time-value="PT00H00M00S" calcext:value-type="time">
            <text:p>00:00</text:p>
          </table:table-cell>
          <table:table-cell table:formula="of:=[.D166]+[.H1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08H31M18.279S" calcext:value-type="time">
            <text:p>08:3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69]-[.B169] &gt; 0; [.C169]-[.B1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9]-[.F169] &gt; 0; [.G169]-[.F169]; 0)" office:value-type="time" office:time-value="PT00H00M00S" calcext:value-type="time">
            <text:p>00:00</text:p>
          </table:table-cell>
          <table:table-cell table:formula="of:=[.D169]+[.H1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0]-[.B170] &gt; 0; [.C170]-[.B1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0]-[.F170] &gt; 0; [.G170]-[.F170]; 0)" office:value-type="time" office:time-value="PT00H00M00S" calcext:value-type="time">
            <text:p>00:00</text:p>
          </table:table-cell>
          <table:table-cell table:formula="of:=[.D170]+[.H1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2]-[.B172] &gt; 0; [.C172]-[.B1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2]-[.F172] &gt; 0; [.G172]-[.F172]; 0)" office:value-type="time" office:time-value="PT00H00M00S" calcext:value-type="time">
            <text:p>00:00</text:p>
          </table:table-cell>
          <table:table-cell table:formula="of:=[.D172]+[.H1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3]-[.B173] &gt; 0; [.C173]-[.B17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3]-[.F173] &gt; 0; [.G173]-[.F173]; 0)" office:value-type="time" office:time-value="PT00H00M00S" calcext:value-type="time">
            <text:p>00:00</text:p>
          </table:table-cell>
          <table:table-cell table:style-name="ce18" table:formula="of:=[.D173]+[.H17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6]-[.B176] &gt; 0; [.C176]-[.B1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6]-[.F176] &gt; 0; [.G176]-[.F176]; 0)" office:value-type="time" office:time-value="PT00H00M00S" calcext:value-type="time">
            <text:p>00:00</text:p>
          </table:table-cell>
          <table:table-cell table:formula="of:=[.D176]+[.H1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7]-[.B177] &gt; 0; [.C177]-[.B1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7]-[.F177] &gt; 0; [.G177]-[.F177]; 0)" office:value-type="time" office:time-value="PT00H00M00S" calcext:value-type="time">
            <text:p>00:00</text:p>
          </table:table-cell>
          <table:table-cell table:formula="of:=[.D177]+[.H1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8]-[.B178] &gt; 0; [.C178]-[.B1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08:08:37.8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21T17:12:54.348000000</dc:date>
    <dc:creator>Benjamin Laws</dc:creator>
    <meta:editing-duration>P36DT9H59M48S</meta:editing-duration>
    <meta:editing-cycles>968</meta:editing-cycles>
    <meta:generator>LibreOffice/7.2.6.2$Windows_X86_64 LibreOffice_project/b0ec3a565991f7569a5a7f5d24fed7f52653d754</meta:generator>
    <meta:document-statistic meta:table-count="2" meta:cell-count="1262" meta:object-count="0"/>
  </office:meta>
</office:document-meta>
</file>